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49294055045466567" text:style-name="L1">
        <text:list-item>
          <text:p text:style-name="P2">1. Sed简介  </text:p>
        </text:list-item>
        <text:list-item>
          <text:p text:style-name="P2">sed 是 一种在线编辑器，它一次处理一行内容。处理时，把当前处理的行存储在临时缓冲区中，称为“模式空间”（pattern space），接着用sed命令处 理缓冲区中的内容，处理完成后，把缓冲区的内容送往屏幕。接着处理下一行，这样不断重复，直到文件末尾。文件内容并没有 改变，除非你使用重定向存储输 出。Sed主要用来自动编辑一个或多个文件；简化对文件的反复操作；编写转换程序等。以下介绍的是Gnu版本的Sed 3.02。  </text:p>
        </text:list-item>
        <text:list-item>
          <text:p text:style-name="P2">2. 定址  </text:p>
        </text:list-item>
        <text:list-item>
          <text:p text:style-name="P2">可以通过定址来定位你所希望编辑的行，该地址用数字构成，用逗号分隔的两个行数表示以这两行为起止的行的范围（包括行数表示的那两行）。如1，3表示1，2，3行，美元符号($)表示最后一行。范围可以通过数据，正则表达式或者二者结合的方式确定 。  </text:p>
        </text:list-item>
        <text:list-item>
          <text:p text:style-name="P2">  </text:p>
        </text:list-item>
        <text:list-item>
          <text:p text:style-name="P2">3. Sed命令  </text:p>
        </text:list-item>
        <text:list-item>
          <text:p text:style-name="P2">调用sed命令有两种形式：  </text:p>
        </text:list-item>
        <text:list-item>
          <text:p text:style-name="P2">*  </text:p>
        </text:list-item>
        <text:list-item>
          <text:p text:style-name="P2">sed [options] 'command' file(s)  </text:p>
        </text:list-item>
        <text:list-item>
          <text:p text:style-name="P2">*  </text:p>
        </text:list-item>
        <text:list-item>
          <text:p text:style-name="P2">sed [options] -f scriptfile file(s)  </text:p>
        </text:list-item>
        <text:list-item>
          <text:p text:style-name="P2">a\  </text:p>
        </text:list-item>
        <text:list-item>
          <text:p text:style-name="P2">在当前行后面加入一行文本。  </text:p>
        </text:list-item>
        <text:list-item>
          <text:p text:style-name="P2">b lable  </text:p>
        </text:list-item>
        <text:list-item>
          <text:p text:style-name="P2">分支到脚本中带有标记的地方，如果分支不存在则分支到脚本的末尾。  </text:p>
        </text:list-item>
        <text:list-item>
          <text:p text:style-name="P2">c\  </text:p>
        </text:list-item>
        <text:list-item>
          <text:p text:style-name="P2">用新的文本改变本行的文本。  </text:p>
        </text:list-item>
        <text:list-item>
          <text:p text:style-name="P2">d  </text:p>
        </text:list-item>
        <text:list-item>
          <text:p text:style-name="P2">从模板块（Pattern space）位置删除行。  </text:p>
        </text:list-item>
        <text:list-item>
          <text:p text:style-name="P2">D  </text:p>
        </text:list-item>
        <text:list-item>
          <text:p text:style-name="P2">删除模板块的第一行。  </text:p>
        </text:list-item>
        <text:list-item>
          <text:p text:style-name="P2">i\  </text:p>
        </text:list-item>
        <text:list-item>
          <text:p text:style-name="P2">在当前行上面插入文本。  </text:p>
        </text:list-item>
        <text:list-item>
          <text:p text:style-name="P2">h  </text:p>
        </text:list-item>
        <text:list-item>
          <text:p text:style-name="P2">拷贝模板块的内容到内存中的缓冲区。  </text:p>
        </text:list-item>
        <text:list-item>
          <text:p text:style-name="P2">H  </text:p>
        </text:list-item>
        <text:list-item>
          <text:p text:style-name="P2">追加模板块的内容到内存中的缓冲区  </text:p>
        </text:list-item>
        <text:list-item>
          <text:p text:style-name="P2">g  </text:p>
        </text:list-item>
        <text:list-item>
          <text:p text:style-name="P2">获得内存缓冲区的内容，并替代当前模板块中的文本。  </text:p>
        </text:list-item>
        <text:list-item>
          <text:p text:style-name="P2">G  </text:p>
        </text:list-item>
        <text:list-item>
          <text:p text:style-name="P2">获得内存缓冲区的内容，并追加到当前模板块文本的后面。  </text:p>
        </text:list-item>
        <text:list-item>
          <text:p text:style-name="P2">l  </text:p>
        </text:list-item>
        <text:list-item>
          <text:p text:style-name="P2">列表不能打印字符的清单。  </text:p>
        </text:list-item>
        <text:list-item>
          <text:p text:style-name="P2">n  </text:p>
        </text:list-item>
        <text:list-item>
          <text:p text:style-name="P2">读取下一个输入行，用下一个命令处理新的行而不是用第一个命令。  </text:p>
        </text:list-item>
        <text:list-item>
          <text:p text:style-name="P2">N  </text:p>
        </text:list-item>
        <text:list-item>
          <text:p text:style-name="P2">追加下一个输入行到模板块后面并在二者间嵌入一个新行，改变当前行号码。  </text:p>
        </text:list-item>
        <text:list-item>
          <text:p text:style-name="P2"><text:soft-page-break/>p  </text:p>
        </text:list-item>
        <text:list-item>
          <text:p text:style-name="P2">打印模板块的行。  </text:p>
        </text:list-item>
        <text:list-item>
          <text:p text:style-name="P2">P（大写）  </text:p>
        </text:list-item>
        <text:list-item>
          <text:p text:style-name="P2">打印模板块的第一行。  </text:p>
        </text:list-item>
        <text:list-item>
          <text:p text:style-name="P2">q  </text:p>
        </text:list-item>
        <text:list-item>
          <text:p text:style-name="P2">退出Sed。  </text:p>
        </text:list-item>
        <text:list-item>
          <text:p text:style-name="P2">r file  </text:p>
        </text:list-item>
        <text:list-item>
          <text:p text:style-name="P2">从file中读行。  </text:p>
        </text:list-item>
        <text:list-item>
          <text:p text:style-name="P2">t label  </text:p>
        </text:list-item>
        <text:list-item>
          <text:p text:style-name="P2">if分支，从最后一行开始，条件一旦满足或者T，t命令，将导致分支到带有标号的命令处，或者到脚本的末尾。  </text:p>
        </text:list-item>
        <text:list-item>
          <text:p text:style-name="P2">T label  </text:p>
        </text:list-item>
        <text:list-item>
          <text:p text:style-name="P2">错误分支，从最后一行开始，一旦发生错误或者T，t命令，将导致分支到带有标号的命令处，或者到脚本的末尾。  </text:p>
        </text:list-item>
        <text:list-item>
          <text:p text:style-name="P2">w file  </text:p>
        </text:list-item>
        <text:list-item>
          <text:p text:style-name="P2">写并追加模板块到file末尾。  </text:p>
        </text:list-item>
        <text:list-item>
          <text:p text:style-name="P2">W file  </text:p>
        </text:list-item>
        <text:list-item>
          <text:p text:style-name="P2">写并追加模板块的第一行到file末尾。  </text:p>
        </text:list-item>
        <text:list-item>
          <text:p text:style-name="P2">!  </text:p>
        </text:list-item>
        <text:list-item>
          <text:p text:style-name="P2">表示后面的命令对所有没有被选定的行发生作用。  </text:p>
        </text:list-item>
        <text:list-item>
          <text:p text:style-name="P2">s/re/string  </text:p>
        </text:list-item>
        <text:list-item>
          <text:p text:style-name="P2">用string替换正则表达式re。  </text:p>
        </text:list-item>
        <text:list-item>
          <text:p text:style-name="P2">=  </text:p>
        </text:list-item>
        <text:list-item>
          <text:p text:style-name="P2">打印当前行号码。  </text:p>
        </text:list-item>
        <text:list-item>
          <text:p text:style-name="P2">#  </text:p>
        </text:list-item>
        <text:list-item>
          <text:p text:style-name="P2">把注释扩展到下一个换行符以前。  </text:p>
        </text:list-item>
        <text:list-item>
          <text:p text:style-name="P2">以下的是替换标记  </text:p>
        </text:list-item>
        <text:list-item>
          <text:p text:style-name="P2">*  </text:p>
        </text:list-item>
        <text:list-item>
          <text:p text:style-name="P2">g表示行内全面替换。  </text:p>
        </text:list-item>
        <text:list-item>
          <text:p text:style-name="P2">*  </text:p>
        </text:list-item>
        <text:list-item>
          <text:p text:style-name="P2">p表示打印行。  </text:p>
        </text:list-item>
        <text:list-item>
          <text:p text:style-name="P2">*  </text:p>
        </text:list-item>
        <text:list-item>
          <text:p text:style-name="P2">w表示把行写入一个文件。  </text:p>
        </text:list-item>
        <text:list-item>
          <text:p text:style-name="P2">*  </text:p>
        </text:list-item>
        <text:list-item>
          <text:p text:style-name="P2">x表示互换模板块中的文本和缓冲区中的文本。  </text:p>
        </text:list-item>
        <text:list-item>
          <text:p text:style-name="P2">*  </text:p>
        </text:list-item>
        <text:list-item>
          <text:p text:style-name="P2">y表示把一个字符翻译为另外的字符（但是不用于正则表达式）  </text:p>
        </text:list-item>
        <text:list-item>
          <text:p text:style-name="P2">  </text:p>
        </text:list-item>
        <text:list-item>
          <text:p text:style-name="P2">4. 选项  </text:p>
        </text:list-item>
        <text:list-item>
          <text:p text:style-name="P2">-e command, --expression=command  </text:p>
        </text:list-item>
        <text:list-item>
          <text:p text:style-name="P2">允许多台编辑。  </text:p>
        </text:list-item>
        <text:list-item>
          <text:p text:style-name="P2">-h, --help  </text:p>
        </text:list-item>
        <text:list-item>
          <text:p text:style-name="P2">打印帮助，并显示bug列表的地址。  </text:p>
        </text:list-item>
        <text:list-item>
          <text:p text:style-name="P2"><text:soft-page-break/>-n, --quiet, --silent  </text:p>
        </text:list-item>
        <text:list-item>
          <text:p text:style-name="P2">  </text:p>
        </text:list-item>
        <text:list-item>
          <text:p text:style-name="P2">取消默认输出。  </text:p>
        </text:list-item>
        <text:list-item>
          <text:p text:style-name="P2">-f, --filer=script-file  </text:p>
        </text:list-item>
        <text:list-item>
          <text:p text:style-name="P2">引导sed脚本文件名。  </text:p>
        </text:list-item>
        <text:list-item>
          <text:p text:style-name="P2">-V, --version  </text:p>
        </text:list-item>
        <text:list-item>
          <text:p text:style-name="P2">打印版本和版权信息。  </text:p>
        </text:list-item>
        <text:list-item>
          <text:p text:style-name="P2">  </text:p>
        </text:list-item>
        <text:list-item>
          <text:p text:style-name="P2">5. 元字符集^  </text:p>
        </text:list-item>
        <text:list-item>
          <text:p text:style-name="P2">锚定行的开始 如：/^sed/匹配所有以sed开头的行。   </text:p>
        </text:list-item>
        <text:list-item>
          <text:p text:style-name="P2">$  </text:p>
        </text:list-item>
        <text:list-item>
          <text:p text:style-name="P2">锚定行的结束 如：/sed$/匹配所有以sed结尾的行。   </text:p>
        </text:list-item>
        <text:list-item>
          <text:p text:style-name="P2">.  </text:p>
        </text:list-item>
        <text:list-item>
          <text:p text:style-name="P2">匹配一个非换行符的字符 如：/s.d/匹配s后接一个任意字符，然后是d。   </text:p>
        </text:list-item>
        <text:list-item>
          <text:p text:style-name="P2">*  </text:p>
        </text:list-item>
        <text:list-item>
          <text:p text:style-name="P2">匹配零或多个字符 如：/*sed/匹配所有模板是一个或多个空格后紧跟sed的行。  </text:p>
        </text:list-item>
        <text:list-item>
          <text:p text:style-name="P2">[] </text:p>
        </text:list-item>
        <text:list-item>
          <text:p text:style-name="P2">匹配一个指定范围内的字符，如/[Ss]ed/匹配sed和Sed。  </text:p>
        </text:list-item>
        <text:list-item>
          <text:p text:style-name="P2">[^] </text:p>
        </text:list-item>
        <text:list-item>
          <text:p text:style-name="P2">匹配一个不在指定范围内的字符，如：/[^A-RT-Z]ed/匹配不包含A-R和T-Z的一个字母开头，紧跟ed的行。  </text:p>
        </text:list-item>
        <text:list-item>
          <text:p text:style-name="P2">\(..\) </text:p>
        </text:list-item>
        <text:list-item>
          <text:p text:style-name="P2">保存匹配的字符，如s/\(love\)able/\1rs，loveable被替换成lovers。  </text:p>
        </text:list-item>
        <text:list-item>
          <text:p text:style-name="P2">&amp; </text:p>
        </text:list-item>
        <text:list-item>
          <text:p text:style-name="P2">保存搜索字符用来替换其他字符，如s/love/**&amp;**/，love这成**love**。   </text:p>
        </text:list-item>
        <text:list-item>
          <text:p text:style-name="P2">\&lt;  </text:p>
        </text:list-item>
        <text:list-item>
          <text:p text:style-name="P2">锚定单词的开始，如:/\&lt;love/匹配包含以love开头的单词的行。   </text:p>
        </text:list-item>
        <text:list-item>
          <text:p text:style-name="P2">\&gt;  </text:p>
        </text:list-item>
        <text:list-item>
          <text:p text:style-name="P2">锚定单词的结束，如/love\&gt;/匹配包含以love结尾的单词的行。   </text:p>
        </text:list-item>
        <text:list-item>
          <text:p text:style-name="P2">x\{m\}  </text:p>
        </text:list-item>
        <text:list-item>
          <text:p text:style-name="P2">重复字符x，m次，如：/0\{5\}/匹配包含5个o的行。   </text:p>
        </text:list-item>
        <text:list-item>
          <text:p text:style-name="P2">x\{m,\}  </text:p>
        </text:list-item>
        <text:list-item>
          <text:p text:style-name="P2">重复字符x,至少m次，如：/o\{5,\}/匹配至少有5个o的行。   </text:p>
        </text:list-item>
        <text:list-item>
          <text:p text:style-name="P2">x\{m,n\}  </text:p>
        </text:list-item>
        <text:list-item>
          <text:p text:style-name="P2">重复字符x，至少m次，不多于n次，如：/o\{5,10\}/匹配5--10个o的行。  </text:p>
        </text:list-item>
        <text:list-item>
          <text:p text:style-name="P2">6. 实例  </text:p>
        </text:list-item>
        <text:list-item>
          <text:p text:style-name="P2">删除：d命令  </text:p>
        </text:list-item>
        <text:list-item>
          <text:p text:style-name="P2">*  </text:p>
        </text:list-item>
        <text:list-item>
          <text:p text:style-name="P2">$ sed '2d' example-----删除example文件的第二行。  </text:p>
        </text:list-item>
        <text:list-item>
          <text:p text:style-name="P2">*  </text:p>
        </text:list-item>
        <text:list-item>
          <text:p text:style-name="P2">$ sed '2,$d' example-----删除example文件的第二行到末尾所有行。  </text:p>
        </text:list-item>
        <text:list-item>
          <text:p text:style-name="P2">*  </text:p>
        </text:list-item>
        <text:list-item>
          <text:p text:style-name="P2">$ sed '$d' example-----删除example文件的最后一行。  </text:p>
        </text:list-item>
        <text:list-item>
          <text:p text:style-name="P2"><text:soft-page-break/>*  </text:p>
        </text:list-item>
        <text:list-item>
          <text:p text:style-name="P2">$ sed '/test/'d example-----删除example文件所有包含test的行。  </text:p>
        </text:list-item>
        <text:list-item>
          <text:p text:style-name="P2">替换：s命令  </text:p>
        </text:list-item>
        <text:list-item>
          <text:p text:style-name="P2">*  </text:p>
        </text:list-item>
        <text:list-item>
          <text:p text:style-name="P2">$ sed 's/test/mytest/g' example-----在整行范围内把test替换为mytest。如果没有g标记，则只有每行第一个匹配的test被替换成mytest。  </text:p>
        </text:list-item>
        <text:list-item>
          <text:p text:style-name="P2">*  </text:p>
        </text:list-item>
        <text:list-item>
          <text:p text:style-name="P2">$ sed -n 's/^test/mytest/p' example-----(-n)选项和p标志一起使用表示只打印那些发生替换的行。也就是说，如果某一行开头的test被替换成mytest，就打印它。  </text:p>
        </text:list-item>
        <text:list-item>
          <text:p text:style-name="P2">*  </text:p>
        </text:list-item>
        <text:list-item>
          <text:p text:style-name="P2">$ sed 's/^192.168.0.1/&amp;localhost/' example-----&amp;符号表示替换换字符串中被找到的部份。所有以192.168.0.1开头的行都会被替换成它自已加 localhost，变成192.168.0.1localhost。  </text:p>
        </text:list-item>
        <text:list-item>
          <text:p text:style-name="P2">*  </text:p>
        </text:list-item>
        <text:list-item>
          <text:p text:style-name="P2">$ sed -n 's/\(love\)able/\1rs/p' example-----love被标记为1，所有loveable会被替换成lovers，而且替换的行会被打印出来。  </text:p>
        </text:list-item>
        <text:list-item>
          <text:p text:style-name="P2">*  </text:p>
        </text:list-item>
        <text:list-item>
          <text:p text:style-name="P2">$ sed 's#10#100#g' example-----不论什么字符，紧跟着s命令的都被认为是新的分隔符，所以，“#”在这里是分隔符，代替了默认的“/”分隔符。表示把所有10替换成100。  </text:p>
        </text:list-item>
        <text:list-item>
          <text:p text:style-name="P2">选定行的范围：逗号  </text:p>
        </text:list-item>
        <text:list-item>
          <text:p text:style-name="P2">*  </text:p>
        </text:list-item>
        <text:list-item>
          <text:p text:style-name="P2">$ sed -n '/test/,/check/p' example-----所有在模板test和check所确定的范围内的行都被打印。  </text:p>
        </text:list-item>
        <text:list-item>
          <text:p text:style-name="P2">*  </text:p>
        </text:list-item>
        <text:list-item>
          <text:p text:style-name="P2">$ sed -n '5,/^test/p' example-----打印从第五行开始到第一个包含以test开始的行之间的所有行。  </text:p>
        </text:list-item>
        <text:list-item>
          <text:p text:style-name="P2">*  </text:p>
        </text:list-item>
        <text:list-item>
          <text:p text:style-name="P2">$ sed '/test/,/check/s/$/sed test/' example-----对于模板test和west之间的行，每行的末尾用字符串sed test替换。  </text:p>
        </text:list-item>
        <text:list-item>
          <text:p text:style-name="P2">多点编辑：e命令  </text:p>
        </text:list-item>
        <text:list-item>
          <text:p text:style-name="P2">*  </text:p>
        </text:list-item>
        <text:list-item>
          <text:p text:style-name="P2">$ sed -e '1,5d' -e 's/test/check/' example-----(-e)选项允许在同一行里执行多条命令。如例子所示，第一条命令删除1至5行，第二条命令用check替换test。命令的执 行顺序对结果有影响。如果两个命令都是替换命令，那么第一个替换命令将影响第二个替换命令的结果。  </text:p>
        </text:list-item>
        <text:list-item>
          <text:p text:style-name="P2">*  </text:p>
        </text:list-item>
        <text:list-item>
          <text:p text:style-name="P2">$ sed --expression='s/test/check/' --expression='/love/d' example-----一个比-e更好的命令是--expression。它能给sed表达式赋值。  </text:p>
        </text:list-item>
        <text:list-item>
          <text:p text:style-name="P2">从文件读入：r命令  </text:p>
        </text:list-item>
        <text:list-item>
          <text:p text:style-name="P2">*  </text:p>
        </text:list-item>
        <text:list-item>
          <text:p text:style-name="P2">$ sed '/test/r file' example-----file里的内容被读进来，显示在与test匹配的行后面，如果匹配多行，则file的内容将显示在所有匹配行的下面。  </text:p>
        </text:list-item>
        <text:list-item>
          <text:p text:style-name="P2">写入文件：w命令  </text:p>
        </text:list-item>
        <text:list-item>
          <text:p text:style-name="P2">*  </text:p>
        </text:list-item>
        <text:list-item>
          <text:p text:style-name="P2">$ sed -n '/test/w file' example-----在example中所有包含test的行都被写入file里。  </text:p>
        </text:list-item>
        <text:list-item>
          <text:p text:style-name="P2"><text:soft-page-break/>追加命令：a命令  </text:p>
        </text:list-item>
        <text:list-item>
          <text:p text:style-name="P2">*  </text:p>
        </text:list-item>
        <text:list-item>
          <text:p text:style-name="P2">$ sed '/^test/a\\---&gt;this is a example' example&lt;-----'this is a example'被追加到以test开头的行后面，sed要求命令a后面有一个反斜杠。  </text:p>
        </text:list-item>
        <text:list-item>
          <text:p text:style-name="P2">插入：i命令  </text:p>
        </text:list-item>
        <text:list-item>
          <text:p text:style-name="P2">$ sed '/test/i\\  </text:p>
        </text:list-item>
        <text:list-item>
          <text:p text:style-name="P2">new line  </text:p>
        </text:list-item>
        <text:list-item>
          <text:p text:style-name="P2">-------------------------' example  </text:p>
        </text:list-item>
        <text:list-item>
          <text:p text:style-name="P2">如果test被匹配，则把反斜杠后面的文本插入到匹配行的前面。  </text:p>
        </text:list-item>
        <text:list-item>
          <text:p text:style-name="P2">下一个：n命令  </text:p>
        </text:list-item>
        <text:list-item>
          <text:p text:style-name="P2">*  </text:p>
        </text:list-item>
        <text:list-item>
          <text:p text:style-name="P2">$ sed '/test/{ n; s/aa/bb/; }' example-----如果test被匹配，则移动到匹配行的下一行，替换这一行的aa，变为bb，并打印该行，然后继续。  </text:p>
        </text:list-item>
        <text:list-item>
          <text:p text:style-name="P2">变形：y命令  </text:p>
        </text:list-item>
        <text:list-item>
          <text:p text:style-name="P2">*  </text:p>
        </text:list-item>
        <text:list-item>
          <text:p text:style-name="P2">$ sed '1,10y/abcde/ABCDE/' example-----把1--10行内所有abcde转变为大写，注意，正则表达式元字符不能使用这个命令。  </text:p>
        </text:list-item>
        <text:list-item>
          <text:p text:style-name="P2">退出：q命令  </text:p>
        </text:list-item>
        <text:list-item>
          <text:p text:style-name="P2">*  </text:p>
        </text:list-item>
        <text:list-item>
          <text:p text:style-name="P2">$ sed '10q' example-----打印完第10行后，退出sed。  </text:p>
        </text:list-item>
        <text:list-item>
          <text:p text:style-name="P2">保持和获取：h命令和G命令  </text:p>
        </text:list-item>
        <text:list-item>
          <text:p text:style-name="P2">*  </text:p>
        </text:list-item>
        <text:list-item>
          <text:p text:style-name="P2">$ sed -e '/test/h' -e '$G example----- 在sed处理文件的时候，每一行都被保存在一个叫模式空间的临时缓冲区中，除非行被删除或者输出被取消，否则所有被处理的行都将 打印在屏幕上。接着模式 空间被清空，并存入新的一行等待处理。在这个例子里，匹配test的行被找到后，将存入模式空间，h命令将其复制并存入一个称为保 持缓存区的特殊缓冲区 内。第二条语句的意思是，当到达最后一行后，G命令取出保持缓冲区的行，然后把它放回模式空间中，且追加到现在已经存在于模式空间中 的行的末尾。在这个 例子中就是追加到最后一行。简单来说，任何包含test的行都被复制并追加到该文件的末尾。  </text:p>
        </text:list-item>
        <text:list-item>
          <text:p text:style-name="P2">保持和互换：h命令和x命令  </text:p>
        </text:list-item>
        <text:list-item>
          <text:p text:style-name="P2">*  </text:p>
        </text:list-item>
        <text:list-item>
          <text:p text:style-name="P2">$ sed -e '/test/h' -e '/check/x' example -----互换模式空间和保持缓冲区的内容。也就是把包含test与check的行互换。  </text:p>
        </text:list-item>
        <text:list-item>
          <text:p text:style-name="P2">7. 脚本  </text:p>
        </text:list-item>
        <text:list-item>
          <text:p text:style-name="P1">Sed脚本是一个sed的命令清单，启动Sed时以-f选项引导脚本文件名。Sed对于脚本中输入的命令非常挑剔，在命令的末尾不能有任何空白或文本，如果在一行中有多个命令，要用分号分隔。以#开头的行为注释行，且不能跨行。  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6:32:21.086302922</meta:creation-date>
    <dc:date>2016-04-28T16:32:55.285668553</dc:date>
    <meta:editing-duration>P0D</meta:editing-duration>
    <meta:editing-cycles>1</meta:editing-cycles>
    <meta:document-statistic meta:table-count="0" meta:image-count="0" meta:object-count="0" meta:page-count="5" meta:paragraph-count="176" meta:word-count="2820" meta:character-count="5079" meta:non-whitespace-character-count="4575"/>
    <meta:generator>LibreOffice/4.2.8.2$Linux_X86_64 LibreOffice_project/420m0$Build-2</meta:generator>
  </office:meta>
</office:document-meta>
</file>